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c1c39" officeooo:paragraph-rsid="001c1c39"/>
    </style:style>
    <style:style style:name="P2" style:family="paragraph" style:parent-style-name="Standard">
      <style:text-properties fo:font-weight="bold" officeooo:rsid="001c1c39" officeooo:paragraph-rsid="001c1c39" style:font-weight-asian="bold" style:font-weight-complex="bold"/>
    </style:style>
    <style:style style:name="P3" style:family="paragraph" style:parent-style-name="Standard">
      <style:text-properties officeooo:rsid="001d082e" officeooo:paragraph-rsid="001d082e"/>
    </style:style>
    <style:style style:name="P4" style:family="paragraph" style:parent-style-name="Standard">
      <style:text-properties officeooo:rsid="001d54fc" officeooo:paragraph-rsid="001d54fc"/>
    </style:style>
    <style:style style:name="P5" style:family="paragraph" style:parent-style-name="Standard">
      <style:text-properties officeooo:rsid="0023ad35" officeooo:paragraph-rsid="0023ad35"/>
    </style:style>
    <style:style style:name="P6" style:family="paragraph" style:parent-style-name="Standard">
      <style:text-properties officeooo:rsid="0027069a" officeooo:paragraph-rsid="0027069a"/>
    </style:style>
    <style:style style:name="P7" style:family="paragraph" style:parent-style-name="Standard">
      <style:text-properties officeooo:rsid="0027069a" officeooo:paragraph-rsid="002d9cf3"/>
    </style:style>
    <style:style style:name="P8" style:family="paragraph" style:parent-style-name="Standard">
      <style:text-properties officeooo:rsid="00279263" officeooo:paragraph-rsid="00279263"/>
    </style:style>
    <style:style style:name="P9" style:family="paragraph" style:parent-style-name="Standard">
      <style:text-properties style:text-underline-style="solid" style:text-underline-width="auto" style:text-underline-color="font-color" officeooo:rsid="001c1c39" officeooo:paragraph-rsid="001c1c39"/>
    </style:style>
    <style:style style:name="P10" style:family="paragraph" style:parent-style-name="Standard">
      <style:text-properties officeooo:rsid="003c5fb1" officeooo:paragraph-rsid="003c5fb1"/>
    </style:style>
    <style:style style:name="P11" style:family="paragraph" style:parent-style-name="Standard">
      <style:text-properties officeooo:rsid="003f553d" officeooo:paragraph-rsid="003f553d"/>
    </style:style>
    <style:style style:name="P12" style:family="paragraph" style:parent-style-name="Standard">
      <style:text-properties officeooo:rsid="0041eafe" officeooo:paragraph-rsid="0041eafe"/>
    </style:style>
    <style:style style:name="P13" style:family="paragraph" style:parent-style-name="Standard">
      <style:text-properties officeooo:rsid="004528f6" officeooo:paragraph-rsid="004528f6"/>
    </style:style>
    <style:style style:name="P14" style:family="paragraph" style:parent-style-name="Standard">
      <style:text-properties officeooo:rsid="00486ae5" officeooo:paragraph-rsid="00486ae5"/>
    </style:style>
    <style:style style:name="P15" style:family="paragraph" style:parent-style-name="Standard">
      <style:text-properties officeooo:rsid="004d5d25" officeooo:paragraph-rsid="004d5d25"/>
    </style:style>
    <style:style style:name="P16" style:family="paragraph" style:parent-style-name="Standard">
      <style:text-properties officeooo:rsid="004f9957" officeooo:paragraph-rsid="004f9957"/>
    </style:style>
    <style:style style:name="P17" style:family="paragraph" style:parent-style-name="Standard">
      <style:text-properties officeooo:rsid="001c1c39" officeooo:paragraph-rsid="001c1c39"/>
    </style:style>
    <style:style style:name="P18" style:family="paragraph" style:parent-style-name="Standard">
      <style:text-properties officeooo:rsid="0054b1e3" officeooo:paragraph-rsid="0054b1e3"/>
    </style:style>
    <style:style style:name="P19" style:family="paragraph" style:parent-style-name="Standard">
      <style:text-properties officeooo:rsid="0056a718" officeooo:paragraph-rsid="0056a718"/>
    </style:style>
    <style:style style:name="P20" style:family="paragraph" style:parent-style-name="Standard">
      <style:text-properties officeooo:paragraph-rsid="0056a718"/>
    </style:style>
    <style:style style:name="T1" style:family="text">
      <style:text-properties officeooo:rsid="001c1c39"/>
    </style:style>
    <style:style style:name="T2" style:family="text">
      <style:text-properties officeooo:rsid="001ed84d"/>
    </style:style>
    <style:style style:name="T3" style:family="text">
      <style:text-properties officeooo:rsid="002226b9"/>
    </style:style>
    <style:style style:name="T4" style:family="text">
      <style:text-properties officeooo:rsid="00251f20"/>
    </style:style>
    <style:style style:name="T5" style:family="text">
      <style:text-properties officeooo:rsid="0027d670"/>
    </style:style>
    <style:style style:name="T6" style:family="text">
      <style:text-properties officeooo:rsid="0029d2b7"/>
    </style:style>
    <style:style style:name="T7" style:family="text">
      <style:text-properties officeooo:rsid="002a830b"/>
    </style:style>
    <style:style style:name="T8" style:family="text">
      <style:text-properties officeooo:rsid="002d5817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d5817" style:font-style-asian="italic" style:font-style-complex="italic"/>
    </style:style>
    <style:style style:name="T11" style:family="text">
      <style:text-properties fo:font-style="italic" officeooo:rsid="002a830b" style:font-style-asian="italic" style:font-style-complex="italic"/>
    </style:style>
    <style:style style:name="T12" style:family="text">
      <style:text-properties fo:font-style="italic" officeooo:rsid="00406641" style:font-style-asian="italic" style:font-style-complex="italic"/>
    </style:style>
    <style:style style:name="T13" style:family="text">
      <style:text-properties fo:font-style="italic" officeooo:rsid="004a17a1" style:font-style-asian="italic" style:font-style-complex="italic"/>
    </style:style>
    <style:style style:name="T14" style:family="text">
      <style:text-properties fo:font-style="italic" fo:font-weight="normal" officeooo:rsid="00406641" style:font-style-asian="italic" style:font-weight-asian="normal" style:font-style-complex="italic" style:font-weight-complex="normal"/>
    </style:style>
    <style:style style:name="T15" style:family="text">
      <style:text-properties officeooo:rsid="003dd3aa"/>
    </style:style>
    <style:style style:name="T16" style:family="text">
      <style:text-properties officeooo:rsid="00406641"/>
    </style:style>
    <style:style style:name="T17" style:family="text">
      <style:text-properties fo:font-weight="normal" officeooo:rsid="00406641" style:font-weight-asian="normal" style:font-weight-complex="normal"/>
    </style:style>
    <style:style style:name="T18" style:family="text">
      <style:text-properties officeooo:rsid="004a17a1"/>
    </style:style>
    <style:style style:name="T19" style:family="text">
      <style:text-properties officeooo:rsid="00510038"/>
    </style:style>
    <style:style style:name="T20" style:family="text">
      <style:text-properties officeooo:rsid="0056a718"/>
    </style:style>
    <style:style style:name="T21" style:family="text">
      <style:text-properties fo:color="#c0c0c0"/>
    </style:style>
    <style:style style:name="T22" style:family="text">
      <style:text-properties fo:color="#092e64"/>
    </style:style>
    <style:style style:name="T23" style:family="text">
      <style:text-properties fo:color="#00677c"/>
    </style:style>
    <style:style style:name="T24" style:family="text">
      <style:text-properties fo:color="#000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Question 1</text:p>
      <text:p text:style-name="P1"/>
      <text:p text:style-name="P3"><text:span text:style-name="T2">La</text:span> classe MainWidget représent<text:span text:style-name="T2">e </text:span>un widget QT destiné à être inséré dans la fenêtre. Celle-ci hérite de la classe <text:span text:style-name="T1">Q</text:span>O<text:span text:style-name="T1">penGLWidget, </text:span>représentant un widget permettant d’afficher le résultat de commandes OpenGL.</text:p>
      <text:p text:style-name="P4">L’objectif de MainWidget sera donc d’adapter un <text:s/><text:span text:style-name="T1">QOpenGLWidget </text:span>aux besoins spécifiques de notre projet, <text:span text:style-name="T3">en redéfinissant les méthodes adéquates : événements d’entrée utilisateur, d’affichage, etc</text:span>.</text:p>
      <text:p text:style-name="P1"/>
      <text:p text:style-name="P5">La classe GeometryEngine contient <text:span text:style-name="T4">les</text:span> méthodes <text:span text:style-name="T4">pour définir la géométrie OpenGL de nos objets 3D (pour le moment, un cube), et pour les afficher.</text:span></text:p>
      <text:p text:style-name="P5"/>
      <text:p text:style-name="P8">Fshader et Vshader sont des scripts de shader, qui permettent de <text:span text:style-name="T5">paramétrer</text:span> <text:span text:style-name="T5">et modifier </text:span>le <text:span text:style-name="T6">processus de </text:span>rendu, <text:span text:style-name="T5">afin, par exemple, d’ajouter des « effets »</text:span>.</text:p>
      <text:p text:style-name="P7">Vshader est un shader pour <text:span text:style-name="T8">les Vertex (sommets). Il convertit la position </text:span><text:span text:style-name="T10">a_position</text:span><text:span text:style-name="T8"> d’un sommet 3D (repère monde) vers le repère écran (en effectuant un produit matriciel avec la matrice « Model View Projection » ). Puis, il enregistre la coordonnée du point correspondant au sommet dans la texture, dans la variable </text:span><text:span text:style-name="T10">v_texcoord</text:span><text:span text:style-name="T8">.</text:span></text:p>
      <text:p text:style-name="P6">Fshader est un shader pour <text:span text:style-name="T7">les Fragments. Il associe le triangle courant à une couleur qu’il récupère dans la texture, à la coordonnée </text:span><text:span text:style-name="T11">v_texcoord</text:span><text:span text:style-name="T7">. Cette coordonnée est calculée à partir de la coordonnée donnée par le Fshader, en effectuant une interpolation.</text:span></text:p>
      <text:p text:style-name="P6"/>
      <text:p text:style-name="P5"/>
      <text:p text:style-name="P1"/>
      <text:p text:style-name="P2">Question 2</text:p>
      <text:p text:style-name="P1"/>
      <text:p text:style-name="P9">GeometryEngine::initCubeGeometry()</text:p>
      <text:p text:style-name="P1"/>
      <text:p text:style-name="P10">On crée un tableau des sommets <text:span text:style-name="T15">du cube</text:span>, <text:span text:style-name="T9">vertices</text:span>. <text:span text:style-name="T15">Chaque sommet est associé à une position 3D, mais aussi à une coordonnée 2D dans la texture. Comme chaque face utilise une zone de texture différente, on est obligés de dupliquer les sommets pour chaque face, soit 6 * 4 = 24 sommets.</text:span></text:p>
      <text:p text:style-name="P10"/>
      <text:p text:style-name="P11">On crée ensuite un tableau des index, <text:span text:style-name="T9">indices</text:span>. <text:span text:style-name="T16">Celui-ci définit le cube sous forme d’un « triangle strip » : pour chaque sommet d’indice </text:span><text:span text:style-name="T14">n</text:span><text:span text:style-name="T17"> </text:span><text:span text:style-name="T16">dans ce tableau, on créera un triangle avec les sommets </text:span><text:span text:style-name="T12">n – 1</text:span><text:span text:style-name="T16"> et </text:span><text:span text:style-name="T12">n – 2</text:span><text:span text:style-name="T16">.</text:span></text:p>
      <text:p text:style-name="P11"/>
      <text:p text:style-name="P12">Enfin, on active et alloue les VBOs (Vertex Buffer Objects) : VBO0 pour accueillir la liste des sommets, et VB1 pour accueillir la liste des index du cube.</text:p>
      <text:p text:style-name="P1"/>
      <text:p text:style-name="P1"/>
      <text:p text:style-name="P9">GeometryEngine::drawCubeGeometry(QOpenGLShaderProgram *program)</text:p>
      <text:p text:style-name="P1"/>
      <text:p text:style-name="P13">On active les 2 VBOs, celui des sommets et celui des index.</text:p>
      <text:p text:style-name="P13"/>
      <text:p text:style-name="P14">On récupère l’indice de la variable <text:span text:style-name="T9">a_location</text:span> (représentant la coordonnée dans le repère monde) <text:span text:style-name="T18">utilisée dans les shaders, avec </text:span><text:span text:style-name="T13">attributeLocation()</text:span><text:span text:style-name="T18">. Cet indice permet ensuite d’activer la variable pour qu’elle puisse être utilisée dans les shaders, avec </text:span><text:span text:style-name="T13">enableAttributeArray()</text:span><text:span text:style-name="T18">. Puis, on associe le buffer dans lequel va piocher cette variable, avec </text:span><text:span text:style-name="T13">setAttributeBuffer()</text:span><text:span text:style-name="T18">.</text:span></text:p>
      <text:p text:style-name="P14"/>
      <text:p text:style-name="P15"><text:soft-page-break/>Même procédé pour la variable <text:span text:style-name="T9">a_texcoord</text:span>, représentant des coordonnées dans la texture.</text:p>
      <text:p text:style-name="P15"/>
      <text:p text:style-name="P16">Enfin, avec <text:span text:style-name="T9">glDrawElements()</text:span>, <text:span text:style-name="T19">on affiche les sommets en utilisant la convention de triangle strip.</text:span></text:p>
      <text:p text:style-name="P1"/>
      <text:p text:style-name="P1"/>
      <text:p text:style-name="P1"/>
      <text:p text:style-name="P2">Question 3</text:p>
      <text:p text:style-name="P1"/>
      <text:p text:style-name="P1"/>
      <text:p text:style-name="P18">Redéfinition des near et far planes pour s’adapter à la taille du plan !</text:p>
      <text:p text:style-name="P19">Ligne pour définir la position de la caméra :</text:p>
      <text:p text:style-name="P20"><text:span text:style-name="T20"><text:tab/></text:span><text:span text:style-name="T21"> <text:s text:c="3"/></text:span><text:span text:style-name="T22">matrix</text:span>.<text:span text:style-name="T23">translate</text:span>(<text:span text:style-name="T24">0.0</text:span>,<text:span text:style-name="T21"> </text:span><text:span text:style-name="T24">0.0</text:span>,<text:span text:style-name="T21"> </text:span>-<text:span text:style-name="T24">55.0</text:span>);</text:p>
      <text:p text:style-name="P19"/>
      <text:p text:style-name="P1"/>
      <text:p text:style-name="P1"/>
      <text:p text:style-name="P2">Question 4</text:p>
      <text:p text:style-name="P1"/>
      <text:p text:style-name="P1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0:19:45.572918503</meta:creation-date>
    <dc:date>2018-10-02T23:24:12.851019205</dc:date>
    <meta:editing-duration>PT3H16M50S</meta:editing-duration>
    <meta:editing-cycles>57</meta:editing-cycles>
    <meta:generator>LibreOffice/6.1.0.3$Linux_X86_64 LibreOffice_project/10$Build-3</meta:generator>
    <meta:document-statistic meta:table-count="0" meta:image-count="0" meta:object-count="0" meta:page-count="2" meta:paragraph-count="22" meta:word-count="444" meta:character-count="2844" meta:non-whitespace-character-count="2414"/>
  </office:meta>
</office:document-meta>
</file>